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margin-left="0.06cm" fo:margin-right="0cm" fo:text-indent="0cm"/>
    </style:style>
    <style:style style:name="P2" style:family="paragraph">
      <style:paragraph-properties fo:margin-left="0.04cm" fo:margin-right="0cm" fo:text-indent="0cm"/>
    </style:style>
    <style:style style:name="P3" style:family="paragraph">
      <loext:graphic-properties draw:fill="none" draw:fill-color="#ffffff"/>
      <style:paragraph-properties style:writing-mode="lr-tb"/>
      <style:text-properties fo:color="#25455b" loext:opacity="100%" loext:color-lum-mod="100%" loext:color-lum-off="0%" style:font-name="URW Gothic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25455b" loext:opacity="100%" style:font-name="URW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7.5cm" svg:height="2.156cm" svg:x="1.5cm" svg:y="1.75cm">
          <draw:text-box>
            <text:p><text:span text:style-name="T1">ℙ</text:span><text:span text:style-name="T1">rinℂiples of</text:span></text:p>
            <text:p text:style-name="P1"><text:span text:style-name="T1"><text:s text:c="6"/>ℂ</text:span><text:span text:style-name="T1">omℙuter</text:span></text:p>
            <text:p text:style-name="P2"><text:span text:style-name="T1"><text:s text:c="14"/>ℙ</text:span><text:span text:style-name="T1">rogramming</text:span></text:p>
          </draw:text-box>
        </draw:frame>
        <draw:frame draw:style-name="gr2" draw:text-style-name="P5" draw:layer="layout" svg:width="1.75cm" svg:height="0.886cm" svg:x="2cm" svg:y="4.75cm">
          <draw:text-box>
            <text:p text:style-name="P4"><text:span text:style-name="T1">ℙℂℙ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RW Gothic" svg:font-family="'URW Gothi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5:30:23.728610819</meta:creation-date>
    <dc:date>2024-05-26T15:49:01.859414945</dc:date>
    <meta:editing-duration>PT13M42S</meta:editing-duration>
    <meta:editing-cycles>2</meta:editing-cycles>
    <meta:generator>LibreOffice/7.4.7.2$Linux_X86_64 LibreOffice_project/40$Build-2</meta:generator>
    <meta:document-statistic meta:object-count="2"/>
  </office:meta>
</office:document-meta>
</file>